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222EDAB97E2EC3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 style:list-style-name="L2">
      <style:graphic-properties draw:fill-color="#ffffff" draw:auto-grow-height="true" fo:min-height="15.143cm"/>
    </style:style>
    <style:style style:name="pr9" style:family="presentation" style:parent-style-name="midnightblue-subtitle" style:list-style-name="L2">
      <style:graphic-properties draw:fill-color="#ffffff" draw:auto-grow-height="true" fo:min-height="15.143cm"/>
    </style:style>
    <style:style style:name="pr10" style:family="presentation" style:parent-style-name="midnightblue-subtitle" style:list-style-name="L2">
      <style:graphic-properties draw:fill-color="#ffffff" draw:auto-grow-height="true" fo:min-height="15.143cm"/>
    </style:style>
    <style:style style:name="pr11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Networking In Cont.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 : Concept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Review of Docker container run -p </text:p>
              </text:list-item>
              <text:list-item>
                <text:p text:style-name="P4">Quick port check with docker container port &lt;cont&gt;</text:p>
              </text:list-item>
              <text:list-item>
                <text:p text:style-name="P4">Learn concepts of Docker Networking</text:p>
              </text:list-item>
              <text:list-item>
                <text:p text:style-name="P4">Uderstand how network packets move around Dock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 : Defaults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Each container connected to <text:s/>a private virtual Network ‘bridge’.</text:p>
              </text:list-item>
              <text:list-item>
                <text:p text:style-name="P4">Each Virtual Network rountes through NAT firewall on Host IP</text:p>
              </text:list-item>
              <text:list-item>
                <text:p text:style-name="P4">All containers on a Virtual Network can talk to each other without -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 : Defaults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‘Battries included, but removable’<text:line-break/>Defaults works well in many cases, but it’s easy to swap out these with new</text:p>
              </text:list-item>
              <text:list-item>
                <text:p text:style-name="P4">Make new Virtual Networks</text:p>
              </text:list-item>
              <text:list-item>
                <text:p text:style-name="P4">Attach container to more then one Virtual Network or n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 : Defaults</text:p>
          </draw:text-box>
        </draw:frame>
        <draw:frame presentation:style-name="pr8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Skip virtual network and use Host IP0<text:line-break/>(--net=host)</text:p>
              </text:list-item>
              <text:list-item>
                <text:p text:style-name="P4">Use different Docker Network drivers to gain new Abili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 : Ports</text:p>
          </draw:text-box>
        </draw:frame>
        <draw:frame presentation:style-name="pr9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Use -p(--publish) to open Port </text:p>
              </text:list-item>
              <text:list-item>
                <text:p text:style-name="P4">Remember publishing Ports always in order <text:line-break/><text:span text:style-name="T2">HOST:CONTANIER</text:span> format</text:p>
              </text:list-item>
              <text:list-item>
                <text:p text:style-name="P4">Find Port for Container:</text:p>
              </text:list-item>
              <text:list-item>
                <text:p text:style-name="P4"><text:span text:style-name="T2">docker container port &lt;con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 : Ports</text:p>
          </draw:text-box>
        </draw:frame>
        <draw:frame presentation:style-name="pr10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Find Port of Container :<text:line-break/><text:span text:style-name="T2">docker container inspect –-format {{.NetworkSettings.IPAddress}} &lt;cont_name&gt;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11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222EDAB97E2EC3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6T01:09:32.010777959</dc:date>
    <meta:editing-duration>PT4H47M20S</meta:editing-duration>
    <meta:editing-cycles>10</meta:editing-cycles>
    <meta:generator>LibreOffice/5.1.6.2$Linux_X86_64 LibreOffice_project/10m0$Build-2</meta:generator>
    <meta:document-statistic meta:object-count="69"/>
  </office:meta>
</office:document-meta>
</file>